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Classroom courses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fficulity</text:p>
          </table:table-cell>
          <table:table-cell office:value-type="string" calcext:value-type="string">
            <text:p>video par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Head sculpting with Steve James</text:p>
          </table:table-cell>
          <table:table-cell office:value-type="string" calcext:value-type="string">
            <text:p><text:a xlink:href="https://pixologic.com/zclassroom/workshop/head-sculpting-with-steve-james" xlink:type="simple">https://pixologic.com/zclassroom/workshop/head-sculpting-with-steve-james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 office:value-type="string" calcext:value-type="string">
            <text:p>character modeller</text:p>
          </table:table-cell>
        </table:table-row>
        <table:table-row table:style-name="ro1">
          <table:table-cell office:value-type="string" calcext:value-type="string">
            <text:p>Sculpting with Images</text:p>
          </table:table-cell>
          <table:table-cell office:value-type="string" calcext:value-type="string">
            <text:p>https://pixologic.com/zclassroom/workshop/sculpting-with-im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A Keychain for 3D Printing</text:p>
          </table:table-cell>
          <table:table-cell office:value-type="string" calcext:value-type="string">
            <text:p>https://pixologic.com/zclassroom/workshop/a-key-chain-for-3d-pri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reating a Character with IMM Brushes and Gizmo 3D</text:p>
          </table:table-cell>
          <table:table-cell office:value-type="string" calcext:value-type="string">
            <text:p>https://pixologic.com/zclassroom/workshop/creating-a-character-with-imm-brushes-gizmo-3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Radial Symmetry</text:p>
          </table:table-cell>
          <table:table-cell office:value-type="string" calcext:value-type="string">
            <text:p>https://pixologic.com/zclassroom/workshop/radial-symme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Surface Noise</text:p>
          </table:table-cell>
          <table:table-cell office:value-type="string" calcext:value-type="string">
            <text:p>https://pixologic.com/zclassroom/workshop/surface-noi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reating a Basemesh with Zspheres</text:p>
          </table:table-cell>
          <table:table-cell office:value-type="string" calcext:value-type="string">
            <text:p>https://pixologic.com/zclassroom/workshop/creating-a-basemesh-with-zsphe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Using Tessimate</text:p>
          </table:table-cell>
          <table:table-cell office:value-type="string" calcext:value-type="string">
            <text:p>https://pixologic.com/zclassroom/workshop/using-tessim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eformers</text:p>
          </table:table-cell>
          <table:table-cell office:value-type="string" calcext:value-type="string">
            <text:p>https://pixologic.com/zclassroom/workshop/deform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he Basics of Polygroupit</text:p>
          </table:table-cell>
          <table:table-cell office:value-type="string" calcext:value-type="string">
            <text:p>https://pixologic.com/zclassroom/workshop/the-basics-of-polygroupit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Using Elastic and Liquid Curve mode</text:p>
          </table:table-cell>
          <table:table-cell office:value-type="string" calcext:value-type="string">
            <text:p>https://pixologic.com/zclassroom/workshop/using-elastic-liquid-curve-m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iscovering Groups By Normals</text:p>
          </table:table-cell>
          <table:table-cell office:value-type="string" calcext:value-type="string">
            <text:p>https://pixologic.com/zclassroom/workshop/discovering-groups-by-norm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rop Creations</text:p>
          </table:table-cell>
          <table:table-cell office:value-type="string" calcext:value-type="string">
            <text:p>https://pixologic.com/zclassroom/workshop/prop-cre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Live Booleans</text:p>
          </table:table-cell>
          <table:table-cell office:value-type="string" calcext:value-type="string">
            <text:p>https://pixologic.com/zclassroom/workshop/live-boole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Polygon Actions</text:p>
          </table:table-cell>
          <table:table-cell office:value-type="string" calcext:value-type="string">
            <text:p>https://pixologic.com/zclassroom/workshop/zmodeler-polygon-action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Point Actions</text:p>
          </table:table-cell>
          <table:table-cell office:value-type="string" calcext:value-type="string">
            <text:p>https://pixologic.com/zclassroom/workshop/zmodeler-point-action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Edge Actions</text:p>
          </table:table-cell>
          <table:table-cell office:value-type="string" calcext:value-type="string">
            <text:p>https://pixologic.com/zclassroom/workshop/zmodeler-edge-action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Curve Actions</text:p>
          </table:table-cell>
          <table:table-cell office:value-type="string" calcext:value-type="string">
            <text:p>https://pixologic.com/zclassroom/workshop/zmodeler-curve-ac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ynamic Subdivision</text:p>
          </table:table-cell>
          <table:table-cell office:value-type="string" calcext:value-type="string">
            <text:p>https://pixologic.com/zclassroom/workshop/dynamic-subdivi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Architectural Design</text:p>
          </table:table-cell>
          <table:table-cell office:value-type="string" calcext:value-type="string">
            <text:p>https://pixologic.com/zclassroom/workshop/architectural-desig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Arraymesh</text:p>
          </table:table-cell>
          <table:table-cell office:value-type="string" calcext:value-type="string">
            <text:p>https://pixologic.com/zclassroom/workshop/array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Helmet Deisgn</text:p>
          </table:table-cell>
          <table:table-cell office:value-type="string" calcext:value-type="string">
            <text:p>https://pixologic.com/zclassroom/workshop/helmet-design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anel Loops</text:p>
          </table:table-cell>
          <table:table-cell office:value-type="string" calcext:value-type="string">
            <text:p>https://pixologic.com/zclassroom/workshop/panel-loop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Vehicle Design</text:p>
          </table:table-cell>
          <table:table-cell office:value-type="string" calcext:value-type="string">
            <text:p>https://pixologic.com/zclassroom/workshop/vehicle-design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https://pixologic.com/zclassroom/workshop/topology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ilitary Assets</text:p>
          </table:table-cell>
          <table:table-cell office:value-type="string" calcext:value-type="string">
            <text:p>https://pixologic.com/zclassroom/workshop/military-assets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Environments with Seth Thompson</text:p>
          </table:table-cell>
          <table:table-cell office:value-type="string" calcext:value-type="string">
            <text:p>https://pixologic.com/zclassroom/workshop/environments-with-seth-thompson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Environments with Tate Mosesian</text:p>
          </table:table-cell>
          <table:table-cell office:value-type="string" calcext:value-type="string">
            <text:p>https://pixologic.com/zclassroom/workshop/environments-with-tate-mosesia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Insert Mesh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icromesh</text:p>
          </table:table-cell>
          <table:table-cell office:value-type="string" calcext:value-type="string">
            <text:p>https://pixologic.com/zclassroom/workshop/micromesh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3D Brushes</text:p>
          </table:table-cell>
          <table:table-cell office:value-type="string" calcext:value-type="string">
            <text:p>https://pixologic.com/zclassroom/workshop/3d-brushes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ynamesh</text:p>
          </table:table-cell>
          <table:table-cell office:value-type="string" calcext:value-type="string">
            <text:p>https://pixologic.com/zclassroom/workshop/dynamesh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Fibermesh</text:p>
          </table:table-cell>
          <table:table-cell office:value-type="string" calcext:value-type="string">
            <text:p>https://pixologic.com/zclassroom/workshop/fibermesh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Noisemaker</text:p>
          </table:table-cell>
          <table:table-cell office:value-type="string" calcext:value-type="string">
            <text:p>https://pixologic.com/zclassroom/workshop/noisema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culpting with Michael Pavlovich</text:p>
          </table:table-cell>
          <table:table-cell office:value-type="string" calcext:value-type="string">
            <text:p>https://pixologic.com/zclassroom/workshop/sculpting-with-michael-pavlovich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hadowbox</text:p>
          </table:table-cell>
          <table:table-cell office:value-type="string" calcext:value-type="string">
            <text:p>https://pixologic.com/zclassroom/workshop/shadowbox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rojection Master</text:p>
          </table:table-cell>
          <table:table-cell office:value-type="string" calcext:value-type="string">
            <text:p>https://pixologic.com/zclassroom/workshop/projection-master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classroom Extras</text:p>
          </table:table-cell>
          <table:table-cell office:value-type="string" calcext:value-type="string">
            <text:p>https://pixologic.com/zclassroom/workshop/zclassroom-extras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https://pixologic.com/zclassroom/workshop/spotligh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exturing with GOZ</text:p>
          </table:table-cell>
          <table:table-cell office:value-type="string" calcext:value-type="string">
            <text:p>https://pixologic.com/zclassroom/workshop/go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ainting Techniques</text:p>
          </table:table-cell>
          <table:table-cell office:value-type="string" calcext:value-type="string">
            <text:p>https://pixologic.com/zclassroom/workshop/painting-techniqu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Introduction</text:p>
          </table:table-cell>
          <table:table-cell office:value-type="string" calcext:value-type="string">
            <text:p>https://pixologic.com/zclassroom/workshop/zbrush-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etting Started with Sculptris Pro</text:p>
          </table:table-cell>
          <table:table-cell office:value-type="string" calcext:value-type="string">
            <text:p>https://pixologic.com/zclassroom/workshop/getting-started-with-sculptris-pro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UI</text:p>
          </table:table-cell>
          <table:table-cell office:value-type="string" calcext:value-type="string">
            <text:p>https://pixologic.com/zclassroom/workshop/zbrush-u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How to Start in Zbrush</text:p>
          </table:table-cell>
          <table:table-cell office:value-type="string" calcext:value-type="string">
            <text:p>https://pixologic.com/zclassroom/workshop/how-to-start-in-zbrus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izmo 3D</text:p>
          </table:table-cell>
          <table:table-cell office:value-type="string" calcext:value-type="string">
            <text:p>https://pixologic.com/zclassroom/workshop/gizmo-3d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Introduction</text:p>
          </table:table-cell>
          <table:table-cell office:value-type="string" calcext:value-type="string">
            <text:p>https://pixologic.com/zclassroom/workshop/zmodeler-introduct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spheres</text:p>
          </table:table-cell>
          <table:table-cell office:value-type="string" calcext:value-type="string">
            <text:p>https://pixologic.com/zclassroom/workshop/zsphere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for Concepting</text:p>
          </table:table-cell>
          <table:table-cell office:value-type="string" calcext:value-type="string">
            <text:p>https://pixologic.com/zclassroom/workshop/zbrush-for-concepting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idge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OZ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UV Master</text:p>
          </table:table-cell>
          <table:table-cell office:value-type="string" calcext:value-type="string">
            <text:p>https://pixologic.com/zclassroom/workshop/uv-master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3d Printing and Protoyping</text:p>
          </table:table-cell>
          <table:table-cell office:value-type="string" calcext:value-type="string">
            <text:p>https://pixologic.com/zclassroom/workshop/3d-printing-prototyp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imeline and Blendspace</text:p>
          </table:table-cell>
          <table:table-cell office:value-type="string" calcext:value-type="string">
            <text:p>https://pixologic.com/zclassroom/workshop/timeline-blend-shapes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ing and Ani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s://pixologic.com/zclassroom/workshop/materials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https://pixologic.com/zclassroom/workshop/ligh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Render Properties</text:p>
          </table:table-cell>
          <table:table-cell office:value-type="string" calcext:value-type="string">
            <text:p>https://pixologic.com/zclassroom/workshop/render-propert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Changing Languages</text:p>
          </table:table-cell>
          <table:table-cell office:value-type="string" calcext:value-type="string">
            <text:p>https://pixologic.com/zclassroom/workshop/changing-langu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The Basic of ZbrushCore</text:p>
          </table:table-cell>
          <table:table-cell office:value-type="string" calcext:value-type="string">
            <text:p>https://pixologic.com/zclassroom/workshop/the-basics-of-zbrush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onceptual Sculpting</text:p>
          </table:table-cell>
          <table:table-cell office:value-type="string" calcext:value-type="string">
            <text:p>https://pixologic.com/zclassroom/workshop/conceptual-sculp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Subdivision vs Dynamesh</text:p>
          </table:table-cell>
          <table:table-cell office:value-type="string" calcext:value-type="string">
            <text:p>https://pixologic.com/zclassroom/workshop/subdivision-vs-dyna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03:54:56.0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17:00.257000000</meta:creation-date>
    <dc:date>2018-12-31T04:42:33.545000000</dc:date>
    <meta:editing-duration>PT2H8M21S</meta:editing-duration>
    <meta:editing-cycles>71</meta:editing-cycles>
    <meta:generator>LibreOffice/6.1.2.1$Windows_X86_64 LibreOffice_project/65905a128db06ba48db947242809d14d3f9a93fe</meta:generator>
    <meta:document-statistic meta:table-count="1" meta:cell-count="443" meta:object-count="0"/>
  </office:meta>
</office:document-meta>
</file>